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3.81cm" svg:x="13.065cm" svg:y="2.27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08cm" svg:height="1.905cm" svg:x="8.62cm" svg:y="9.255cm">
          <text:p text:style-name="P1">Timessquar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985cm" svg:height="1.905cm" svg:x="14.335cm" svg:y="9.255cm">
          <text:p text:style-name="P1">Empirestatebuilding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1.905cm" svg:x="21.955cm" svg:y="9.255cm">
          <text:p text:style-name="P1">Centralpark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715cm" svg:height="1.905cm" svg:x="2.27cm" svg:y="9.255cm">
          <text:p text:style-name="P1">Statueofliberty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97cm" svg:y1="2.27cm" svg:x2="5.127cm" svg:y2="9.255cm" draw:start-shape="id1" draw:start-glue-point="4" draw:end-shape="id2" draw:end-glue-point="0" svg:d="m14970 2270v-501h-9843v7486">
          <text:p/>
        </draw:connector>
        <draw:connector draw:style-name="gr2" draw:text-style-name="P1" draw:layer="layout" svg:x1="13.065cm" svg:y1="4.175cm" svg:x2="11.16cm" svg:y2="9.255cm" draw:start-shape="id1" draw:start-glue-point="5" draw:end-shape="id3" draw:end-glue-point="0" svg:d="m13065 4175h-1905v5080">
          <text:p/>
        </draw:connector>
        <draw:connector draw:style-name="gr2" draw:text-style-name="P1" draw:layer="layout" svg:x1="14.97cm" svg:y1="6.08cm" svg:x2="17.827cm" svg:y2="9.255cm" draw:start-shape="id1" draw:start-glue-point="6" draw:end-shape="id4" draw:end-glue-point="0" svg:d="m14970 6080v1588h2857v1587">
          <text:p/>
        </draw:connector>
        <draw:connector draw:style-name="gr2" draw:text-style-name="P1" draw:layer="layout" svg:x1="16.875cm" svg:y1="4.175cm" svg:x2="24.495cm" svg:y2="9.255cm" draw:start-shape="id1" draw:start-glue-point="7" draw:end-shape="id5" draw:end-glue-point="0" svg:d="m16875 4175h7620v5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5-24T10:59:50</meta:creation-date>
    <dc:date>2012-05-24T11:06:03</dc:date>
    <dc:creator>student </dc:creator>
    <meta:editing-duration>PT6M14S</meta:editing-duration>
    <meta:editing-cycles>1</meta:editing-cycles>
    <meta:document-statistic meta:object-count="9"/>
    <meta:generator>LibreOffice/3.3$Linux LibreOffice_project/330m19$Build-202</meta:generator>
  </office:meta>
</office:document-meta>
</file>